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8" style:parent-style-name="Silné" style:family="text">
      <style:text-properties style:font-weight-complex="bold"/>
    </style:style>
    <style:style style:name="P19" style:parent-style-name="Číslovanýseznam" style:family="paragraph">
      <style:paragraph-properties fo:text-align="start" fo:line-height="0.2222in" fo:margin-left="0.3937in" fo:text-indent="-0.3937in">
        <style:tab-stops/>
      </style:paragraph-properties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Číslovanýseznam" style:family="paragraph">
      <style:paragraph-properties fo:line-height="0.2222in" fo:margin-left="0.1972in" fo:text-indent="-0.1972in">
        <style:tab-stops/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T30" style:parent-style-name="Standardnípísmoodstavce" style:family="text">
      <style:text-properties fo:font-style="italic" style:font-style-asian="italic"/>
    </style:style>
    <style:style style:name="T31" style:parent-style-name="instrukce" style:family="text">
      <style:text-properties style:use-window-font-color="true"/>
    </style:style>
    <style:style style:name="T32" style:parent-style-name="instrukce" style:family="text">
      <style:text-properties fo:font-weight="bold" style:font-weight-asian="bold" style:use-window-font-color="true"/>
    </style:style>
    <style:style style:name="T33" style:parent-style-name="instrukce" style:family="text">
      <style:text-properties style:use-window-font-color="true"/>
    </style:style>
    <style:style style:name="T34" style:parent-style-name="instrukce" style:family="text">
      <style:text-properties fo:font-weight="bold" style:font-weight-asian="bold" style:use-window-font-color="true"/>
    </style:style>
    <style:style style:name="T35" style:parent-style-name="instrukce" style:family="text">
      <style:text-properties style:use-window-font-color="true"/>
    </style:style>
    <style:style style:name="T36" style:parent-style-name="Hypertextovýodkaz" style:family="text">
      <style:text-properties fo:font-size="9pt" style:font-size-asian="9pt"/>
    </style:style>
    <style:style style:name="T37" style:parent-style-name="Hypertextovýodkaz" style:family="text">
      <style:text-properties fo:font-size="9pt" style:font-size-asian="9pt"/>
    </style:style>
    <style:style style:name="T38" style:parent-style-name="instrukce" style:family="text">
      <style:text-properties style:use-window-font-color="true"/>
    </style:style>
    <style:style style:name="T39" style:parent-style-name="instrukce" style:family="text">
      <style:text-properties style:use-window-font-color="true"/>
    </style:style>
    <style:style style:name="T40" style:parent-style-name="instrukce" style:family="text">
      <style:text-properties fo:font-weight="bold" style:font-weight-asian="bold" style:use-window-font-color="true"/>
    </style:style>
    <style:style style:name="T41" style:parent-style-name="instrukce" style:family="text">
      <style:text-properties style:use-window-font-color="true"/>
    </style:style>
    <style:style style:name="T42" style:parent-style-name="instrukce" style:family="text">
      <style:text-properties style:use-window-font-color="true"/>
    </style:style>
    <style:style style:name="T43" style:parent-style-name="instrukce" style:family="text">
      <style:text-properties style:use-window-font-color="true"/>
    </style:style>
    <style:style style:name="T44" style:parent-style-name="instrukce" style:family="text">
      <style:text-properties style:use-window-font-color="true"/>
    </style:style>
    <style:style style:name="T45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39/2025</text:p>
            <text:p text:style-name="Normální">KVOP-31715/2025</text:p>
            <text:p text:style-name="Normální">17. 07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8">Doporučeně</text:span></text:p>
          </table:table-cell>
        </table:table-row>
      </table:table>
      <text:h text:style-name="Nadpis1" text:outline-level="1"/>
      <text:h text:style-name="Nadpis1" text:outline-level="1">Sdělení o vyřízení žádosti o informace</text:h>
      <text:h text:style-name="Nadpis1" text:outline-level="1">podle zákona č. 106/1999 Sb., o svobodném přístupu k informacím</text:h>
      <text:p text:style-name="Základnítext">Vážený pane P.,</text:p>
      <text:p text:style-name="Základnítext">Dne 9. 7. 2025 obdržela Kancelář veřejného ochránce práv a ochránce práv dětí Vaši žádost o informace. Žádáte o:</text:p>
      <text:list text:style-name="LFO3_1" text:continue-numbering="true">
        <text:list-item>
          <text:p text:style-name="P19"><text:span text:style-name="T20">kopie titulní stran</text:span><text:span text:style-name="T21">y a stran 43 až 47 sborníku Vězeňství II,</text:span></text:p>
        </text:list-item>
        <text:list-item>
          <text:p text:style-name="P22"><text:span text:style-name="T23">informaci, zda můžete požadovat, aby ombudsman odesílal informace datovou schránkou třetím osobám, které předem určíte.</text:span></text:p>
        </text:list-item>
      </text:list>
      <text:p text:style-name="P24"><text:span text:style-name="T25">Dále se ptáte, zda se neztratily přílohy (vyrozumění od Policejního prezidia ČR, Vrchního<text:s/></text:span><text:span text:style-name="T26">státního zastupitelství a Advokátní kanceláře Mgr. S</text:span><text:span text:style-name="T27">.</text:span><text:span text:style-name="T28">, které jste poslal ombudsmanovi společně se stížností na Policii ČR.</text:span></text:p>
      <text:p text:style-name="Základnítext"><text:span text:style-name="Silné">Dáváme Vám tyto informace</text:span>:</text:p>
      <text:h text:style-name="Nadpis2" text:outline-level="2">K bodu č. 1</text:h>
      <text:p text:style-name="Základnítext"><text:span text:style-name="T29">Požadované kopie Vám zasíláme v příloze.</text:span></text:p>
      <text:h text:style-name="Nadpis2" text:outline-level="2">K bodu č. 2</text:h>
      <text:p text:style-name="Základnítext">K Vašemu dotazu přikládáme úryvek z komentáře k zákonu o svobodném přístupu k informacím. „Žadatel může způsob poskytnutí informace určit výslovně (požaduje zaslání kopií listin na svou poštovní adresu, skenů na svůj e-mail nebo do datové schránky apod.).“<text:span text:style-name="Značkapozn.podčarou"><text:note text:note-class="footnote" text:id="_ftn0"><text:note-citation>1</text:note-citation><text:note-body><text:p text:style-name="Textpozn.podčarou"><text:s/>Jelínková, Jitka a Tuháček, Miloš.<text:s/><text:span text:style-name="T30">Zákon o svobodném přístupu k informacím: Praktický komentář</text:span>. Systém ASPI. Wolters Kluwer [cit. 2025-07-15].</text:p></text:note-body></text:note></text:span><text:s/>Z toho vyplývá, že žadatel může určit své adresy pro doručení informací. Tento postup je v souladu se smyslem předpisu, kterým je poskytování informací přímo žadateli a nikoli třetím osobám či úřadům, které o jejich poskytnutí nežádali.</text:p>
      <text:soft-page-break/>
      <text:p text:style-name="Základnítext"><text:span text:style-name="T31">Upozorňuji, že stanoviska ombudsmana, která jste doposud obdržel na základě žádostí o informace,</text:span><text:span text:style-name="T32"><text:s/></text:span><text:span text:style-name="T33">jsou</text:span><text:span text:style-name="T34"><text:s/>volně přístupná na webových stránkách ombudsmana</text:span><text:span text:style-name="T35">.</text:span><text:span text:style-name="Značkapozn.podčarou"><text:note text:note-class="footnote" text:id="_ftn1"><text:note-citation>2</text:note-citation><text:note-body><text:p text:style-name="Textpozn.podčarou"><text:s/>Stanoviska<text:s/>ombudsmana i jiné jím vydané dokumenty lze dohledat skrze weby<text:s/><text:a xlink:href="https://www.ochrance.cz/" office:target-frame-name="_top" xlink:show="replace"><text:span text:style-name="T36">ochrance.cz</text:span></text:a><text:s/>a <text:a xlink:href="https://eso.ochrance.cz/" office:target-frame-name="_top" xlink:show="replace"><text:span text:style-name="T37">eso.ochrance.cz</text:span></text:a>.</text:p></text:note-body></text:note></text:span><text:span text:style-name="T38"><text:s/>Stanoviska lze stáhnout i ve formátu pdf. Každý s přístupem na internet (tedy</text:span><text:span text:style-name="T39"><text:s/>i Vámi zmíněné úřady) si může tyto materiály dohledat. Máte proto možnost na vyžádaná stanoviska ombudsmana ve svých podání odkazovat.<text:s/></text:span></text:p>
      <text:p text:style-name="Základnítext"><text:span text:style-name="T40">K dotazu</text:span></text:p>
      <text:p text:style-name="Základnítext"><text:span text:style-name="T41">Všechny přílohy k Vaší stížnosti na Policii ČR ze dne 9. 6. 2025 jsme Vám zaslali zpět v dopisech ze dne 18.<text:s/></text:span><text:span text:style-name="T42">6. a 7. 7. 2025. V příloze Vám zasílám kopie této dokumentace.</text:span></text:p>
      <text:p text:style-name="Základnítext">S pozdravem</text:p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>a ochránce práv dětí</text:p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<text:span text:style-name="T43">Kopie požadovaných stran sborníku Vězeňství II</text:span></text:p>
      <text:p text:style-name="Normální"><text:span text:style-name="T44">Kopie příloh podnětu ze dne<text:s/></text:span><text:span text:style-name="T45">9. 6. 2025, sp. zn. 4165/2025/VOP.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fo:color="#808080" fo:font-size="10pt" style:font-size-asian="10pt" style:font-size-complex="10pt"/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/>
        <text:p text:style-name="P11"><draw:frame draw:z-index="251659264" draw:style-name="a0" draw:name="Obrázek 2" text:anchor-type="paragraph" svg:x="-0.00625in" svg:y="-0.22639in" svg:width="3.59514in" svg:height="0.6875in" style:rel-width="scale" style:rel-height="scale"><draw:image xlink:href="media/image1.png" xlink:type="simple" xlink:show="embed" xlink:actuate="onLoad"/><svg:title/><svg:desc/></draw:frame><text:span text:style-name="T12">*KVOPX00FPPV5*</text:span></text:p>
        <text:p text:style-name="P13"><text:span text:style-name="T14">KVOPX00FPPV5</text:span>KVOPX00FPPV5</text:p>
        <text:p text:style-name="P15"/>
      </style:header>
      <style:footer>
        <text:p text:style-name="kontakt">Kancelář veřejného ochránce práv a ochránce práv dětí,</text:p>
        <text:p text:style-name="kontakt">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8-15T07:07:00Z</meta:creation-date>
    <dc:date>2025-08-15T07:12:00Z</dc:date>
    <meta:print-date>2025-07-17T07:59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04" meta:character-count="2100" meta:row-count="15" meta:non-whitespace-character-count="1800"/>
  </office:meta>
</office:document-meta>
</file>